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8329344757095736537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7745882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8307020711270940467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5816121641894623680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 : 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3">warm-up</text:p>
                  <text:list>
                    <text:list-item>
                      <text:p text:style-name="P13">harmonics</text:p>
                    </text:list-item>
                    <text:list-item>
                      <text:p text:style-name="P13">hammering &amp; pulling</text:p>
                    </text:list-item>
                    <text:list-item>
                      <text:p text:style-name="P13">tapping : L,R</text:p>
                    </text:list-item>
                    <text:list-item>
                      <text:p text:style-name="P13"/>
                    </text:list-item>
                  </text:list>
                </text:list-item>
                <text:list-item>
                  <text:p text:style-name="P13">prev sections</text:p>
                </text:list-item>
                <text:list-item>
                  <text:p text:style-name="P13">scale</text:p>
                </text:list-item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scale</text:p>
                </text:list-item>
                <text:list-item>
                  <text:p text:style-name="P13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oft-page-break/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7894708663268649951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<text:soft-page-break/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734528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7743541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<text:soft-page-break/>-------------------------------------------- [STEPS : register memos] 20191008_095857</text:p>
      <text:list xml:id="list4050836289071226452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7752708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7749954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8428474880900383943" text:style-name="L6">
              <text:list-item>
                <text:p text:style-name="P16">memo_guitar.txt</text:p>
              </text:list-item>
              <text:list-item>
                <text:p text:style-name="P16">memo_guitar.(replaced).(XXX).txt</text:p>
              </text:list-item>
            </text:list>
          </table:table-cell>
        </table:table-row>
      </table:table>
      <text:list xml:id="list37726276" text:continue-list="list37749954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ext:soft-page-break/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7749893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10T17:53:39.83</dc:date>
    <dc:creator>iwabuchi ken</dc:creator>
    <meta:editing-duration>P2DT47M50S</meta:editing-duration>
    <meta:editing-cycles>54</meta:editing-cycles>
    <meta:generator>OpenOffice/4.1.3$Win32 OpenOffice.org_project/413m1$Build-9783</meta:generator>
    <meta:document-statistic meta:table-count="8" meta:image-count="0" meta:object-count="0" meta:page-count="7" meta:paragraph-count="164" meta:word-count="654" meta:character-count="4267"/>
  </office:meta>
</office:document-meta>
</file>